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ure Average Elo Fluctuation</text:p>
          </table:table-cell>
          <table:table-cell/>
          <table:table-cell office:value-type="string" calcext:value-type="string">
            <text:p>Pure Average Elo</text:p>
          </table:table-cell>
          <table:table-cell/>
          <table:table-cell office:value-type="string" calcext:value-type="string">
            <text:p>Target Win Rate For That Elo</text:p>
          </table:table-cell>
          <table:table-cell/>
          <table:table-cell office:value-type="string" calcext:value-type="string">
            <text:p>Win Rate Deviation</text:p>
          </table:table-cell>
          <table:table-cell/>
          <table:table-cell office:value-type="string" calcext:value-type="string">
            <text:p>Elo Drift From Win <text:s/>Rate</text:p>
          </table:table-cell>
          <table:table-cell/>
          <table:table-cell office:value-type="string" calcext:value-type="string">
            <text:p>Tournament Elo Window</text:p>
          </table:table-cell>
          <table:table-cell/>
          <table:table-cell office:value-type="string" calcext:value-type="string">
            <text:p>Tournament Elo</text:p>
          </table:table-cell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Point 3/4</text:p>
          </table:table-cell>
        </table:table-row>
        <table:table-row table:style-name="ro1">
          <table:table-cell office:value-type="string" calcext:value-type="string">
            <text:p>_neozz_</text:p>
          </table:table-cell>
          <table:table-cell office:value-type="float" office:value="-9.68" calcext:value-type="float">
            <text:p>-9.68</text:p>
          </table:table-cell>
          <table:table-cell office:value-type="float" office:value="9.68" calcext:value-type="float">
            <text:p>9.68</text:p>
          </table:table-cell>
          <table:table-cell office:value-type="float" office:value="2397.46712871287" calcext:value-type="float">
            <text:p>2397.46712871287</text:p>
          </table:table-cell>
          <table:table-cell office:value-type="float" office:value="2416.82712871287" calcext:value-type="float">
            <text:p>2416.82712871287</text:p>
          </table:table-cell>
          <table:table-cell office:value-type="float" office:value="0.564831228959873" calcext:value-type="float">
            <text:p>0.564831228959873</text:p>
          </table:table-cell>
          <table:table-cell office:value-type="float" office:value="0.567553467892139" calcext:value-type="float">
            <text:p>0.567553467892139</text:p>
          </table:table-cell>
          <table:table-cell office:value-type="float" office:value="0.117462379034056" calcext:value-type="float">
            <text:p>0.117462379034056</text:p>
          </table:table-cell>
          <table:table-cell office:value-type="float" office:value="0.117579436608783" calcext:value-type="float">
            <text:p>0.117579436608783</text:p>
          </table:table-cell>
          <table:table-cell office:value-type="float" office:value="-83.2606360004824" calcext:value-type="float">
            <text:p>-83.2606360004824</text:p>
          </table:table-cell>
          <table:table-cell office:value-type="float" office:value="83.2606360004824" calcext:value-type="float">
            <text:p>83.2606360004824</text:p>
          </table:table-cell>
          <table:table-cell office:value-type="float" office:value="2314.20649271239" calcext:value-type="float">
            <text:p>2314.20649271239</text:p>
          </table:table-cell>
          <table:table-cell office:value-type="float" office:value="2500.00166841874" calcext:value-type="float">
            <text:p>2500.00166841874</text:p>
          </table:table-cell>
          <table:table-cell office:value-type="float" office:value="2453.55287449215" calcext:value-type="float">
            <text:p>2453.55287449215</text:p>
          </table:table-cell>
        </table:table-row>
        <table:table-row table:style-name="ro1">
          <table:table-cell office:value-type="string" calcext:value-type="string">
            <text:p>MrOsoVC8</text:p>
          </table:table-cell>
          <table:table-cell office:value-type="float" office:value="-8.68" calcext:value-type="float">
            <text:p>-8.68</text:p>
          </table:table-cell>
          <table:table-cell office:value-type="float" office:value="8.68" calcext:value-type="float">
            <text:p>8.68</text:p>
          </table:table-cell>
          <table:table-cell office:value-type="float" office:value="2225.80633663366" calcext:value-type="float">
            <text:p>2225.80633663366</text:p>
          </table:table-cell>
          <table:table-cell office:value-type="float" office:value="2243.16633663366" calcext:value-type="float">
            <text:p>2243.16633663366</text:p>
          </table:table-cell>
          <table:table-cell office:value-type="float" office:value="0.544475532631601" calcext:value-type="float">
            <text:p>0.544475532631601</text:p>
          </table:table-cell>
          <table:table-cell office:value-type="float" office:value="0.546243022232743" calcext:value-type="float">
            <text:p>0.546243022232743</text:p>
          </table:table-cell>
          <table:table-cell office:value-type="float" office:value="0.18003506535714" calcext:value-type="float">
            <text:p>0.18003506535714</text:p>
          </table:table-cell>
          <table:table-cell office:value-type="float" office:value="0.180571308021605" calcext:value-type="float">
            <text:p>0.180571308021605</text:p>
          </table:table-cell>
          <table:table-cell office:value-type="float" office:value="-131.399885108141" calcext:value-type="float">
            <text:p>-131.399885108141</text:p>
          </table:table-cell>
          <table:table-cell office:value-type="float" office:value="131.399885108142" calcext:value-type="float">
            <text:p>131.399885108142</text:p>
          </table:table-cell>
          <table:table-cell office:value-type="float" office:value="2094.83476814956" calcext:value-type="float">
            <text:p>2094.83476814956</text:p>
          </table:table-cell>
          <table:table-cell office:value-type="float" office:value="2374.56622174181" calcext:value-type="float">
            <text:p>2374.56622174181</text:p>
          </table:table-cell>
          <table:table-cell office:value-type="float" office:value="2304.63335834374" calcext:value-type="float">
            <text:p>2304.63335834374</text:p>
          </table:table-cell>
        </table:table-row>
        <table:table-row table:style-name="ro1">
          <table:table-cell office:value-type="string" calcext:value-type="string">
            <text:p>Rodrixs</text:p>
          </table:table-cell>
          <table:table-cell office:value-type="float" office:value="-7.2" calcext:value-type="float">
            <text:p>-7.2</text:p>
          </table:table-cell>
          <table:table-cell office:value-type="float" office:value="7.2" calcext:value-type="float">
            <text:p>7.2</text:p>
          </table:table-cell>
          <table:table-cell office:value-type="float" office:value="2237.25742574257" calcext:value-type="float">
            <text:p>2237.25742574257</text:p>
          </table:table-cell>
          <table:table-cell office:value-type="float" office:value="2251.65742574257" calcext:value-type="float">
            <text:p>2251.65742574257</text:p>
          </table:table-cell>
          <table:table-cell office:value-type="float" office:value="0.545634476386004" calcext:value-type="float">
            <text:p>0.545634476386004</text:p>
          </table:table-cell>
          <table:table-cell office:value-type="float" office:value="0.547130156934161" calcext:value-type="float">
            <text:p>0.547130156934161</text:p>
          </table:table-cell>
          <table:table-cell office:value-type="float" office:value="0.156621682292685" calcext:value-type="float">
            <text:p>0.156621682292685</text:p>
          </table:table-cell>
          <table:table-cell office:value-type="float" office:value="0.156655983614381" calcext:value-type="float">
            <text:p>0.156655983614381</text:p>
          </table:table-cell>
          <table:table-cell office:value-type="float" office:value="-112.643369148741" calcext:value-type="float">
            <text:p>-112.643369148741</text:p>
          </table:table-cell>
          <table:table-cell office:value-type="float" office:value="112.643369148741" calcext:value-type="float">
            <text:p>112.643369148741</text:p>
          </table:table-cell>
          <table:table-cell office:value-type="float" office:value="2124.61405659383" calcext:value-type="float">
            <text:p>2124.61405659383</text:p>
          </table:table-cell>
          <table:table-cell office:value-type="float" office:value="2364.27436609291" calcext:value-type="float">
            <text:p>2364.27436609291</text:p>
          </table:table-cell>
          <table:table-cell office:value-type="float" office:value="2304.35928871814" calcext:value-type="float">
            <text:p>2304.35928871814</text:p>
          </table:table-cell>
        </table:table-row>
        <table:table-row table:style-name="ro1">
          <table:table-cell office:value-type="string" calcext:value-type="string">
            <text:p>wisenatic</text:p>
          </table:table-cell>
          <table:table-cell office:value-type="float" office:value="-6.96" calcext:value-type="float">
            <text:p>-6.96</text:p>
          </table:table-cell>
          <table:table-cell office:value-type="float" office:value="6.96" calcext:value-type="float">
            <text:p>6.96</text:p>
          </table:table-cell>
          <table:table-cell office:value-type="float" office:value="2209.32415841584" calcext:value-type="float">
            <text:p>2209.32415841584</text:p>
          </table:table-cell>
          <table:table-cell office:value-type="float" office:value="2223.24415841584" calcext:value-type="float">
            <text:p>2223.24415841584</text:p>
          </table:table-cell>
          <table:table-cell office:value-type="float" office:value="0.542854001218029" calcext:value-type="float">
            <text:p>0.542854001218029</text:p>
          </table:table-cell>
          <table:table-cell office:value-type="float" office:value="0.544219872537864" calcext:value-type="float">
            <text:p>0.544219872537864</text:p>
          </table:table-cell>
          <table:table-cell office:value-type="float" office:value="0.164936458684151" calcext:value-type="float">
            <text:p>0.164936458684151</text:p>
          </table:table-cell>
          <table:table-cell office:value-type="float" office:value="0.165409586589971" calcext:value-type="float">
            <text:p>0.165409586589971</text:p>
          </table:table-cell>
          <table:table-cell office:value-type="float" office:value="-119.430223983535" calcext:value-type="float">
            <text:p>-119.430223983535</text:p>
          </table:table-cell>
          <table:table-cell office:value-type="float" office:value="119.430223983535" calcext:value-type="float">
            <text:p>119.430223983535</text:p>
          </table:table-cell>
          <table:table-cell office:value-type="float" office:value="2090.26296968212" calcext:value-type="float">
            <text:p>2090.26296968212</text:p>
          </table:table-cell>
          <table:table-cell office:value-type="float" office:value="2342.67438239938" calcext:value-type="float">
            <text:p>2342.67438239938</text:p>
          </table:table-cell>
          <table:table-cell office:value-type="float" office:value="2279.57152922006" calcext:value-type="float">
            <text:p>2279.57152922006</text:p>
          </table:table-cell>
        </table:table-row>
        <table:table-row table:style-name="ro1">
          <table:table-cell office:value-type="string" calcext:value-type="string">
            <text:p>Favre4ever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2064.5396039604" calcext:value-type="float">
            <text:p>2064.5396039604</text:p>
          </table:table-cell>
          <table:table-cell office:value-type="float" office:value="2080.5396039604" calcext:value-type="float">
            <text:p>2080.5396039604</text:p>
          </table:table-cell>
          <table:table-cell office:value-type="float" office:value="0.530818430379559" calcext:value-type="float">
            <text:p>0.530818430379559</text:p>
          </table:table-cell>
          <table:table-cell office:value-type="float" office:value="0.531965062267586" calcext:value-type="float">
            <text:p>0.531965062267586</text:p>
          </table:table-cell>
          <table:table-cell office:value-type="float" office:value="0.1563024454234" calcext:value-type="float">
            <text:p>0.1563024454234</text:p>
          </table:table-cell>
          <table:table-cell office:value-type="float" office:value="0.156514460015213" calcext:value-type="float">
            <text:p>0.156514460015213</text:p>
          </table:table-cell>
          <table:table-cell office:value-type="float" office:value="-112.534334861665" calcext:value-type="float">
            <text:p>-112.534334861665</text:p>
          </table:table-cell>
          <table:table-cell office:value-type="float" office:value="112.534334861665" calcext:value-type="float">
            <text:p>112.534334861665</text:p>
          </table:table-cell>
          <table:table-cell office:value-type="float" office:value="1952.16857182267" calcext:value-type="float">
            <text:p>1952.16857182267</text:p>
          </table:table-cell>
          <table:table-cell office:value-type="float" office:value="2193.07393882206" calcext:value-type="float">
            <text:p>2193.07393882206</text:p>
          </table:table-cell>
          <table:table-cell office:value-type="float" office:value="2132.84759707221" calcext:value-type="float">
            <text:p>2132.84759707221</text:p>
          </table:table-cell>
        </table:table-row>
        <table:table-row table:style-name="ro1">
          <table:table-cell office:value-type="string" calcext:value-type="string">
            <text:p>e1sTea</text:p>
          </table:table-cell>
          <table:table-cell office:value-type="float" office:value="-11.64" calcext:value-type="float">
            <text:p>-11.64</text:p>
          </table:table-cell>
          <table:table-cell office:value-type="float" office:value="11.64" calcext:value-type="float">
            <text:p>11.64</text:p>
          </table:table-cell>
          <table:table-cell office:value-type="float" office:value="2012.33188118812" calcext:value-type="float">
            <text:p>2012.33188118812</text:p>
          </table:table-cell>
          <table:table-cell office:value-type="float" office:value="2035.61188118812" calcext:value-type="float">
            <text:p>2035.61188118812</text:p>
          </table:table-cell>
          <table:table-cell office:value-type="float" office:value="0.527367019982298" calcext:value-type="float">
            <text:p>0.527367019982298</text:p>
          </table:table-cell>
          <table:table-cell office:value-type="float" office:value="0.528852354112844" calcext:value-type="float">
            <text:p>0.528852354112844</text:p>
          </table:table-cell>
          <table:table-cell office:value-type="float" office:value="0.153049428621323" calcext:value-type="float">
            <text:p>0.153049428621323</text:p>
          </table:table-cell>
          <table:table-cell office:value-type="float" office:value="0.153215490822254" calcext:value-type="float">
            <text:p>0.153215490822254</text:p>
          </table:table-cell>
          <table:table-cell office:value-type="float" office:value="-109.998714401356" calcext:value-type="float">
            <text:p>-109.998714401356</text:p>
          </table:table-cell>
          <table:table-cell office:value-type="float" office:value="109.998714401355" calcext:value-type="float">
            <text:p>109.998714401355</text:p>
          </table:table-cell>
          <table:table-cell office:value-type="float" office:value="1902.46050248373" calcext:value-type="float">
            <text:p>1902.46050248373</text:p>
          </table:table-cell>
          <table:table-cell office:value-type="float" office:value="2145.61059558947" calcext:value-type="float">
            <text:p>2145.61059558947</text:p>
          </table:table-cell>
          <table:table-cell office:value-type="float" office:value="2084.82307231304" calcext:value-type="float">
            <text:p>2084.82307231304</text:p>
          </table:table-cell>
        </table:table-row>
        <table:table-row table:style-name="ro1">
          <table:table-cell office:value-type="string" calcext:value-type="string">
            <text:p>TheTiger</text:p>
          </table:table-cell>
          <table:table-cell office:value-type="float" office:value="-8.16" calcext:value-type="float">
            <text:p>-8.16</text:p>
          </table:table-cell>
          <table:table-cell office:value-type="float" office:value="8.16" calcext:value-type="float">
            <text:p>8.16</text:p>
          </table:table-cell>
          <table:table-cell office:value-type="float" office:value="1928.16217821782" calcext:value-type="float">
            <text:p>1928.16217821782</text:p>
          </table:table-cell>
          <table:table-cell office:value-type="float" office:value="1944.48217821782" calcext:value-type="float">
            <text:p>1944.48217821782</text:p>
          </table:table-cell>
          <table:table-cell office:value-type="float" office:value="0.522670400409725" calcext:value-type="float">
            <text:p>0.522670400409725</text:p>
          </table:table-cell>
          <table:table-cell office:value-type="float" office:value="0.523502440371743" calcext:value-type="float">
            <text:p>0.523502440371743</text:p>
          </table:table-cell>
          <table:table-cell office:value-type="float" office:value="0.178670799306895" calcext:value-type="float">
            <text:p>0.178670799306895</text:p>
          </table:table-cell>
          <table:table-cell office:value-type="float" office:value="0.178760244596648" calcext:value-type="float">
            <text:p>0.178760244596648</text:p>
          </table:table-cell>
          <table:table-cell office:value-type="float" office:value="-129.954844376063" calcext:value-type="float">
            <text:p>-129.954844376063</text:p>
          </table:table-cell>
          <table:table-cell office:value-type="float" office:value="129.954844376064" calcext:value-type="float">
            <text:p>129.954844376064</text:p>
          </table:table-cell>
          <table:table-cell office:value-type="float" office:value="1798.27859030361" calcext:value-type="float">
            <text:p>1798.27859030361</text:p>
          </table:table-cell>
          <table:table-cell office:value-type="float" office:value="2074.43702259389" calcext:value-type="float">
            <text:p>2074.43702259389</text:p>
          </table:table-cell>
          <table:table-cell office:value-type="float" office:value="2005.39741452132" calcext:value-type="float">
            <text:p>2005.39741452132</text:p>
          </table:table-cell>
        </table:table-row>
        <table:table-row table:style-name="ro1">
          <table:table-cell office:value-type="string" calcext:value-type="string">
            <text:p>__oladushek</text:p>
          </table:table-cell>
          <table:table-cell office:value-type="float" office:value="-9.96" calcext:value-type="float">
            <text:p>-9.96</text:p>
          </table:table-cell>
          <table:table-cell office:value-type="float" office:value="9.96" calcext:value-type="float">
            <text:p>9.96</text:p>
          </table:table-cell>
          <table:table-cell office:value-type="float" office:value="1891.95940594059" calcext:value-type="float">
            <text:p>1891.95940594059</text:p>
          </table:table-cell>
          <table:table-cell office:value-type="float" office:value="1911.87940594059" calcext:value-type="float">
            <text:p>1911.87940594059</text:p>
          </table:table-cell>
          <table:table-cell office:value-type="float" office:value="0.520950876992441" calcext:value-type="float">
            <text:p>0.520950876992441</text:p>
          </table:table-cell>
          <table:table-cell office:value-type="float" office:value="0.521875896710254" calcext:value-type="float">
            <text:p>0.521875896710254</text:p>
          </table:table-cell>
          <table:table-cell office:value-type="float" office:value="0.164593452023738" calcext:value-type="float">
            <text:p>0.164593452023738</text:p>
          </table:table-cell>
          <table:table-cell office:value-type="float" office:value="0.164929340693369" calcext:value-type="float">
            <text:p>0.164929340693369</text:p>
          </table:table-cell>
          <table:table-cell office:value-type="float" office:value="-119.055638744817" calcext:value-type="float">
            <text:p>-119.055638744817</text:p>
          </table:table-cell>
          <table:table-cell office:value-type="float" office:value="119.055638744817" calcext:value-type="float">
            <text:p>119.055638744817</text:p>
          </table:table-cell>
          <table:table-cell office:value-type="float" office:value="1773.16559747549" calcext:value-type="float">
            <text:p>1773.16559747549</text:p>
          </table:table-cell>
          <table:table-cell office:value-type="float" office:value="2030.93504468541" calcext:value-type="float">
            <text:p>2030.93504468541</text:p>
          </table:table-cell>
          <table:table-cell office:value-type="float" office:value="1966.49268288293" calcext:value-type="float">
            <text:p>1966.49268288293</text:p>
          </table:table-cell>
        </table:table-row>
        <table:table-row table:style-name="ro1">
          <table:table-cell office:value-type="string" calcext:value-type="string">
            <text:p>chanchilaru</text:p>
          </table:table-cell>
          <table:table-cell office:value-type="float" office:value="-11.72" calcext:value-type="float">
            <text:p>-11.72</text:p>
          </table:table-cell>
          <table:table-cell office:value-type="float" office:value="11.72" calcext:value-type="float">
            <text:p>11.72</text:p>
          </table:table-cell>
          <table:table-cell office:value-type="float" office:value="1889.29405940594" calcext:value-type="float">
            <text:p>1889.29405940594</text:p>
          </table:table-cell>
          <table:table-cell office:value-type="float" office:value="1912.73405940594" calcext:value-type="float">
            <text:p>1912.73405940594</text:p>
          </table:table-cell>
          <table:table-cell office:value-type="float" office:value="0.520830937056578" calcext:value-type="float">
            <text:p>0.520830937056578</text:p>
          </table:table-cell>
          <table:table-cell office:value-type="float" office:value="0.521916729660871" calcext:value-type="float">
            <text:p>0.521916729660871</text:p>
          </table:table-cell>
          <table:table-cell office:value-type="float" office:value="0.139951113381023" calcext:value-type="float">
            <text:p>0.139951113381023</text:p>
          </table:table-cell>
          <table:table-cell office:value-type="float" office:value="0.14037598874792" calcext:value-type="float">
            <text:p>0.14037598874792</text:p>
          </table:table-cell>
          <table:table-cell office:value-type="float" office:value="-100.234543434805" calcext:value-type="float">
            <text:p>-100.234543434805</text:p>
          </table:table-cell>
          <table:table-cell office:value-type="float" office:value="100.234543434805" calcext:value-type="float">
            <text:p>100.234543434805</text:p>
          </table:table-cell>
          <table:table-cell office:value-type="float" office:value="1789.37992872742" calcext:value-type="float">
            <text:p>1789.37992872742</text:p>
          </table:table-cell>
          <table:table-cell office:value-type="float" office:value="2012.96860284075" calcext:value-type="float">
            <text:p>2012.96860284075</text:p>
          </table:table-cell>
          <table:table-cell office:value-type="float" office:value="1957.07143431241" calcext:value-type="float">
            <text:p>1957.07143431241</text:p>
          </table:table-cell>
        </table:table-row>
        <table:table-row table:style-name="ro1">
          <table:table-cell office:value-type="string" calcext:value-type="string">
            <text:p>harooooo</text:p>
          </table:table-cell>
          <table:table-cell office:value-type="float" office:value="-7.12" calcext:value-type="float">
            <text:p>-7.12</text:p>
          </table:table-cell>
          <table:table-cell office:value-type="float" office:value="7.12" calcext:value-type="float">
            <text:p>7.12</text:p>
          </table:table-cell>
          <table:table-cell office:value-type="float" office:value="1848.59821782178" calcext:value-type="float">
            <text:p>1848.59821782178</text:p>
          </table:table-cell>
          <table:table-cell office:value-type="float" office:value="1862.83821782178" calcext:value-type="float">
            <text:p>1862.83821782178</text:p>
          </table:table-cell>
          <table:table-cell office:value-type="float" office:value="0.519107620577391" calcext:value-type="float">
            <text:p>0.519107620577391</text:p>
          </table:table-cell>
          <table:table-cell office:value-type="float" office:value="0.519687998233453" calcext:value-type="float">
            <text:p>0.519687998233453</text:p>
          </table:table-cell>
          <table:table-cell office:value-type="float" office:value="0.135117773732133" calcext:value-type="float">
            <text:p>0.135117773732133</text:p>
          </table:table-cell>
          <table:table-cell office:value-type="float" office:value="0.13536678430793" calcext:value-type="float">
            <text:p>0.13536678430793</text:p>
          </table:table-cell>
          <table:table-cell office:value-type="float" office:value="-96.4673118197079" calcext:value-type="float">
            <text:p>-96.4673118197079</text:p>
          </table:table-cell>
          <table:table-cell office:value-type="float" office:value="96.4673118197079" calcext:value-type="float">
            <text:p>96.4673118197079</text:p>
          </table:table-cell>
          <table:table-cell office:value-type="float" office:value="1752.31759478274" calcext:value-type="float">
            <text:p>1752.31759478274</text:p>
          </table:table-cell>
          <table:table-cell office:value-type="float" office:value="1959.30552964149" calcext:value-type="float">
            <text:p>1959.30552964149</text:p>
          </table:table-cell>
          <table:table-cell office:value-type="float" office:value="1907.5585459268" calcext:value-type="float">
            <text:p>1907.5585459268</text:p>
          </table:table-cell>
        </table:table-row>
        <table:table-row table:style-name="ro1">
          <table:table-cell office:value-type="string" calcext:value-type="string">
            <text:p>leonovoo</text:p>
          </table:table-cell>
          <table:table-cell office:value-type="float" office:value="-8.56" calcext:value-type="float">
            <text:p>-8.56</text:p>
          </table:table-cell>
          <table:table-cell office:value-type="float" office:value="8.56" calcext:value-type="float">
            <text:p>8.56</text:p>
          </table:table-cell>
          <table:table-cell office:value-type="float" office:value="1817.54613861386" calcext:value-type="float">
            <text:p>1817.54613861386</text:p>
          </table:table-cell>
          <table:table-cell office:value-type="float" office:value="1834.66613861386" calcext:value-type="float">
            <text:p>1834.66613861386</text:p>
          </table:table-cell>
          <table:table-cell office:value-type="float" office:value="0.517922655433836" calcext:value-type="float">
            <text:p>0.517922655433836</text:p>
          </table:table-cell>
          <table:table-cell office:value-type="float" office:value="0.518562549835445" calcext:value-type="float">
            <text:p>0.518562549835445</text:p>
          </table:table-cell>
          <table:table-cell office:value-type="float" office:value="0.119399784346257" calcext:value-type="float">
            <text:p>0.119399784346257</text:p>
          </table:table-cell>
          <table:table-cell office:value-type="float" office:value="0.119627248003589" calcext:value-type="float">
            <text:p>0.119627248003589</text:p>
          </table:table-cell>
          <table:table-cell office:value-type="float" office:value="-84.7684435363554" calcext:value-type="float">
            <text:p>-84.7684435363554</text:p>
          </table:table-cell>
          <table:table-cell office:value-type="float" office:value="84.7684435363554" calcext:value-type="float">
            <text:p>84.7684435363554</text:p>
          </table:table-cell>
          <table:table-cell office:value-type="float" office:value="1732.77769507751" calcext:value-type="float">
            <text:p>1732.77769507751</text:p>
          </table:table-cell>
          <table:table-cell office:value-type="float" office:value="1919.26694652809" calcext:value-type="float">
            <text:p>1919.26694652809</text:p>
          </table:table-cell>
          <table:table-cell office:value-type="float" office:value="1872.64463366545" calcext:value-type="float">
            <text:p>1872.64463366545</text:p>
          </table:table-cell>
        </table:table-row>
        <table:table-row table:style-name="ro1">
          <table:table-cell office:value-type="string" calcext:value-type="string">
            <text:p>Sabalero</text:p>
          </table:table-cell>
          <table:table-cell office:value-type="float" office:value="-6.92" calcext:value-type="float">
            <text:p>-6.92</text:p>
          </table:table-cell>
          <table:table-cell office:value-type="float" office:value="6.92" calcext:value-type="float">
            <text:p>6.92</text:p>
          </table:table-cell>
          <table:table-cell office:value-type="float" office:value="1739.09663366337" calcext:value-type="float">
            <text:p>1739.09663366337</text:p>
          </table:table-cell>
          <table:table-cell office:value-type="float" office:value="1752.93663366337" calcext:value-type="float">
            <text:p>1752.93663366337</text:p>
          </table:table-cell>
          <table:table-cell office:value-type="float" office:value="0.515380597986196" calcext:value-type="float">
            <text:p>0.515380597986196</text:p>
          </table:table-cell>
          <table:table-cell office:value-type="float" office:value="0.515785338828632" calcext:value-type="float">
            <text:p>0.515785338828632</text:p>
          </table:table-cell>
          <table:table-cell office:value-type="float" office:value="0.165925617638788" calcext:value-type="float">
            <text:p>0.165925617638788</text:p>
          </table:table-cell>
          <table:table-cell office:value-type="float" office:value="0.166142007988852" calcext:value-type="float">
            <text:p>0.166142007988852</text:p>
          </table:table-cell>
          <table:table-cell office:value-type="float" office:value="-120.002017936446" calcext:value-type="float">
            <text:p>-120.002017936446</text:p>
          </table:table-cell>
          <table:table-cell office:value-type="float" office:value="120.002017936446" calcext:value-type="float">
            <text:p>120.002017936446</text:p>
          </table:table-cell>
          <table:table-cell office:value-type="float" office:value="1619.26361445165" calcext:value-type="float">
            <text:p>1619.26361445165</text:p>
          </table:table-cell>
          <table:table-cell office:value-type="float" office:value="1872.93865159981" calcext:value-type="float">
            <text:p>1872.93865159981</text:p>
          </table:table-cell>
          <table:table-cell office:value-type="float" office:value="1809.51989231277" calcext:value-type="float">
            <text:p>1809.51989231277</text:p>
          </table:table-cell>
        </table:table-row>
        <table:table-row table:style-name="ro1">
          <table:table-cell office:value-type="string" calcext:value-type="string">
            <text:p>kiritastrich</text:p>
          </table:table-cell>
          <table:table-cell office:value-type="float" office:value="-6.12" calcext:value-type="float">
            <text:p>-6.12</text:p>
          </table:table-cell>
          <table:table-cell office:value-type="float" office:value="6.12" calcext:value-type="float">
            <text:p>6.12</text:p>
          </table:table-cell>
          <table:table-cell office:value-type="float" office:value="1721.73702970297" calcext:value-type="float">
            <text:p>1721.73702970297</text:p>
          </table:table-cell>
          <table:table-cell office:value-type="float" office:value="1733.97702970297" calcext:value-type="float">
            <text:p>1733.97702970297</text:p>
          </table:table-cell>
          <table:table-cell office:value-type="float" office:value="0.514897422220324" calcext:value-type="float">
            <text:p>0.514897422220324</text:p>
          </table:table-cell>
          <table:table-cell office:value-type="float" office:value="0.515235314061001" calcext:value-type="float">
            <text:p>0.515235314061001</text:p>
          </table:table-cell>
          <table:table-cell office:value-type="float" office:value="0.191182062612791" calcext:value-type="float">
            <text:p>0.191182062612791</text:p>
          </table:table-cell>
          <table:table-cell office:value-type="float" office:value="0.191196430684372" calcext:value-type="float">
            <text:p>0.191196430684372</text:p>
          </table:table-cell>
          <table:table-cell office:value-type="float" office:value="-139.967670118108" calcext:value-type="float">
            <text:p>-139.967670118108</text:p>
          </table:table-cell>
          <table:table-cell office:value-type="float" office:value="139.967670118108" calcext:value-type="float">
            <text:p>139.967670118108</text:p>
          </table:table-cell>
          <table:table-cell office:value-type="float" office:value="1581.76935958486" calcext:value-type="float">
            <text:p>1581.76935958486</text:p>
          </table:table-cell>
          <table:table-cell office:value-type="float" office:value="1873.93300608204" calcext:value-type="float">
            <text:p>1873.93300608204</text:p>
          </table:table-cell>
          <table:table-cell office:value-type="float" office:value="1800.89209445774" calcext:value-type="float">
            <text:p>1800.89209445774</text:p>
          </table:table-cell>
        </table:table-row>
        <table:table-row table:style-name="ro1">
          <table:table-cell office:value-type="string" calcext:value-type="string">
            <text:p>Hydur</text:p>
          </table:table-cell>
          <table:table-cell office:value-type="float" office:value="-6.24" calcext:value-type="float">
            <text:p>-6.24</text:p>
          </table:table-cell>
          <table:table-cell office:value-type="float" office:value="6.24" calcext:value-type="float">
            <text:p>6.24</text:p>
          </table:table-cell>
          <table:table-cell office:value-type="float" office:value="1719.56079207921" calcext:value-type="float">
            <text:p>1719.56079207921</text:p>
          </table:table-cell>
          <table:table-cell office:value-type="float" office:value="1732.04079207921" calcext:value-type="float">
            <text:p>1732.04079207921</text:p>
          </table:table-cell>
          <table:table-cell office:value-type="float" office:value="0.514838718427639" calcext:value-type="float">
            <text:p>0.514838718427639</text:p>
          </table:table-cell>
          <table:table-cell office:value-type="float" office:value="0.515180980871527" calcext:value-type="float">
            <text:p>0.515180980871527</text:p>
          </table:table-cell>
          <table:table-cell office:value-type="float" office:value="0.150684220401506" calcext:value-type="float">
            <text:p>0.150684220401506</text:p>
          </table:table-cell>
          <table:table-cell office:value-type="float" office:value="0.150810136350763" calcext:value-type="float">
            <text:p>0.150810136350763</text:p>
          </table:table-cell>
          <table:table-cell office:value-type="float" office:value="-108.157072004071" calcext:value-type="float">
            <text:p>-108.157072004071</text:p>
          </table:table-cell>
          <table:table-cell office:value-type="float" office:value="108.157072004071" calcext:value-type="float">
            <text:p>108.157072004071</text:p>
          </table:table-cell>
          <table:table-cell office:value-type="float" office:value="1611.40372007514" calcext:value-type="float">
            <text:p>1611.40372007514</text:p>
          </table:table-cell>
          <table:table-cell office:value-type="float" office:value="1840.10162026756" calcext:value-type="float">
            <text:p>1840.10162026756</text:p>
          </table:table-cell>
          <table:table-cell office:value-type="float" office:value="1782.92714521945" calcext:value-type="float">
            <text:p>1782.92714521945</text:p>
          </table:table-cell>
        </table:table-row>
        <table:table-row table:style-name="ro1">
          <table:table-cell office:value-type="string" calcext:value-type="string">
            <text:p>El Docente</text:p>
          </table:table-cell>
          <table:table-cell office:value-type="float" office:value="-6.08" calcext:value-type="float">
            <text:p>-6.08</text:p>
          </table:table-cell>
          <table:table-cell office:value-type="float" office:value="6.08" calcext:value-type="float">
            <text:p>6.08</text:p>
          </table:table-cell>
          <table:table-cell office:value-type="float" office:value="1678.22534653465" calcext:value-type="float">
            <text:p>1678.22534653465</text:p>
          </table:table-cell>
          <table:table-cell office:value-type="float" office:value="1690.38534653465" calcext:value-type="float">
            <text:p>1690.38534653465</text:p>
          </table:table-cell>
          <table:table-cell office:value-type="float" office:value="0.513798528841215" calcext:value-type="float">
            <text:p>0.513798528841215</text:p>
          </table:table-cell>
          <table:table-cell office:value-type="float" office:value="0.514090196848309" calcext:value-type="float">
            <text:p>0.514090196848309</text:p>
          </table:table-cell>
          <table:table-cell office:value-type="float" office:value="0.179814619125676" calcext:value-type="float">
            <text:p>0.179814619125676</text:p>
          </table:table-cell>
          <table:table-cell office:value-type="float" office:value="0.180036749466482" calcext:value-type="float">
            <text:p>0.180036749466482</text:p>
          </table:table-cell>
          <table:table-cell office:value-type="float" office:value="-130.972913048164" calcext:value-type="float">
            <text:p>-130.972913048164</text:p>
          </table:table-cell>
          <table:table-cell office:value-type="float" office:value="130.972913048164" calcext:value-type="float">
            <text:p>130.972913048164</text:p>
          </table:table-cell>
          <table:table-cell office:value-type="float" office:value="1547.42974622035" calcext:value-type="float">
            <text:p>1547.42974622035</text:p>
          </table:table-cell>
          <table:table-cell office:value-type="float" office:value="1821.35825958282" calcext:value-type="float">
            <text:p>1821.35825958282</text:p>
          </table:table-cell>
          <table:table-cell office:value-type="float" office:value="1752.8761312422" calcext:value-type="float">
            <text:p>1752.8761312422</text:p>
          </table:table-cell>
        </table:table-row>
        <table:table-row table:style-name="ro1">
          <table:table-cell office:value-type="string" calcext:value-type="string">
            <text:p>Pronoob</text:p>
          </table:table-cell>
          <table:table-cell office:value-type="float" office:value="-8.48" calcext:value-type="float">
            <text:p>-8.48</text:p>
          </table:table-cell>
          <table:table-cell office:value-type="float" office:value="8.48" calcext:value-type="float">
            <text:p>8.48</text:p>
          </table:table-cell>
          <table:table-cell office:value-type="float" office:value="1649.31287128713" calcext:value-type="float">
            <text:p>1649.31287128713</text:p>
          </table:table-cell>
          <table:table-cell office:value-type="float" office:value="1666.27287128713" calcext:value-type="float">
            <text:p>1666.27287128713</text:p>
          </table:table-cell>
          <table:table-cell office:value-type="float" office:value="0.513149813321355" calcext:value-type="float">
            <text:p>0.513149813321355</text:p>
          </table:table-cell>
          <table:table-cell office:value-type="float" office:value="0.513522892849062" calcext:value-type="float">
            <text:p>0.513522892849062</text:p>
          </table:table-cell>
          <table:table-cell office:value-type="float" office:value="0.206354248346483" calcext:value-type="float">
            <text:p>0.206354248346483</text:p>
          </table:table-cell>
          <table:table-cell office:value-type="float" office:value="0.20643089631443" calcext:value-type="float">
            <text:p>0.20643089631443</text:p>
          </table:table-cell>
          <table:table-cell office:value-type="float" office:value="-152.5437353321" calcext:value-type="float">
            <text:p>-152.5437353321</text:p>
          </table:table-cell>
          <table:table-cell office:value-type="float" office:value="152.5437353321" calcext:value-type="float">
            <text:p>152.5437353321</text:p>
          </table:table-cell>
          <table:table-cell office:value-type="float" office:value="1496.76913595503" calcext:value-type="float">
            <text:p>1496.76913595503</text:p>
          </table:table-cell>
          <table:table-cell office:value-type="float" office:value="1818.75240709821" calcext:value-type="float">
            <text:p>1818.75240709821</text:p>
          </table:table-cell>
          <table:table-cell office:value-type="float" office:value="1738.25658931242" calcext:value-type="float">
            <text:p>1738.25658931242</text:p>
          </table:table-cell>
        </table:table-row>
        <table:table-row table:style-name="ro1">
          <table:table-cell office:value-type="string" calcext:value-type="string">
            <text:p>YoSoyPacho</text:p>
          </table:table-cell>
          <table:table-cell office:value-type="float" office:value="-8.96" calcext:value-type="float">
            <text:p>-8.96</text:p>
          </table:table-cell>
          <table:table-cell office:value-type="float" office:value="8.96" calcext:value-type="float">
            <text:p>8.96</text:p>
          </table:table-cell>
          <table:table-cell office:value-type="float" office:value="1652.25425742574" calcext:value-type="float">
            <text:p>1652.25425742574</text:p>
          </table:table-cell>
          <table:table-cell office:value-type="float" office:value="1670.17425742574" calcext:value-type="float">
            <text:p>1670.17425742574</text:p>
          </table:table-cell>
          <table:table-cell office:value-type="float" office:value="0.513213041339143" calcext:value-type="float">
            <text:p>0.513213041339143</text:p>
          </table:table-cell>
          <table:table-cell office:value-type="float" office:value="0.513611682292651" calcext:value-type="float">
            <text:p>0.513611682292651</text:p>
          </table:table-cell>
          <table:table-cell office:value-type="float" office:value="0.158330720075324" calcext:value-type="float">
            <text:p>0.158330720075324</text:p>
          </table:table-cell>
          <table:table-cell office:value-type="float" office:value="0.158366146361684" calcext:value-type="float">
            <text:p>0.158366146361684</text:p>
          </table:table-cell>
          <table:table-cell office:value-type="float" office:value="-113.962636488021" calcext:value-type="float">
            <text:p>-113.962636488021</text:p>
          </table:table-cell>
          <table:table-cell office:value-type="float" office:value="113.962636488021" calcext:value-type="float">
            <text:p>113.962636488021</text:p>
          </table:table-cell>
          <table:table-cell office:value-type="float" office:value="1538.31898185851" calcext:value-type="float">
            <text:p>1538.31898185851</text:p>
          </table:table-cell>
          <table:table-cell office:value-type="float" office:value="1784.13689391376" calcext:value-type="float">
            <text:p>1784.13689391376</text:p>
          </table:table-cell>
          <table:table-cell office:value-type="float" office:value="1722.68241589995" calcext:value-type="float">
            <text:p>1722.68241589995</text:p>
          </table:table-cell>
        </table:table-row>
        <table:table-row table:style-name="ro1">
          <table:table-cell office:value-type="string" calcext:value-type="string">
            <text:p>xRavyn</text:p>
          </table:table-cell>
          <table:table-cell office:value-type="float" office:value="-7.96" calcext:value-type="float">
            <text:p>-7.96</text:p>
          </table:table-cell>
          <table:table-cell office:value-type="float" office:value="7.96" calcext:value-type="float">
            <text:p>7.96</text:p>
          </table:table-cell>
          <table:table-cell office:value-type="float" office:value="1651.81108910891" calcext:value-type="float">
            <text:p>1651.81108910891</text:p>
          </table:table-cell>
          <table:table-cell office:value-type="float" office:value="1667.73108910891" calcext:value-type="float">
            <text:p>1667.73108910891</text:p>
          </table:table-cell>
          <table:table-cell office:value-type="float" office:value="0.513203475994604" calcext:value-type="float">
            <text:p>0.513203475994604</text:p>
          </table:table-cell>
          <table:table-cell office:value-type="float" office:value="0.513555947154166" calcext:value-type="float">
            <text:p>0.513555947154166</text:p>
          </table:table-cell>
          <table:table-cell office:value-type="float" office:value="0.146833090431566" calcext:value-type="float">
            <text:p>0.146833090431566</text:p>
          </table:table-cell>
          <table:table-cell office:value-type="float" office:value="0.147007557761382" calcext:value-type="float">
            <text:p>0.147007557761382</text:p>
          </table:table-cell>
          <table:table-cell office:value-type="float" office:value="-105.25757869269" calcext:value-type="float">
            <text:p>-105.25757869269</text:p>
          </table:table-cell>
          <table:table-cell office:value-type="float" office:value="105.25757869269" calcext:value-type="float">
            <text:p>105.25757869269</text:p>
          </table:table-cell>
          <table:table-cell office:value-type="float" office:value="1546.6861994125" calcext:value-type="float">
            <text:p>1546.6861994125</text:p>
          </table:table-cell>
          <table:table-cell office:value-type="float" office:value="1772.9886678016" calcext:value-type="float">
            <text:p>1772.9886678016</text:p>
          </table:table-cell>
          <table:table-cell office:value-type="float" office:value="1716.41305070433" calcext:value-type="float">
            <text:p>1716.41305070433</text:p>
          </table:table-cell>
        </table:table-row>
        <table:table-row table:style-name="ro1">
          <table:table-cell office:value-type="string" calcext:value-type="string">
            <text:p>maxpower973</text:p>
          </table:table-cell>
          <table:table-cell office:value-type="float" office:value="-5.64" calcext:value-type="float">
            <text:p>-5.64</text:p>
          </table:table-cell>
          <table:table-cell office:value-type="float" office:value="5.64" calcext:value-type="float">
            <text:p>5.64</text:p>
          </table:table-cell>
          <table:table-cell office:value-type="float" office:value="1621.06336633663" calcext:value-type="float">
            <text:p>1621.06336633663</text:p>
          </table:table-cell>
          <table:table-cell office:value-type="float" office:value="1632.34336633663" calcext:value-type="float">
            <text:p>1632.34336633663</text:p>
          </table:table-cell>
          <table:table-cell office:value-type="float" office:value="0.51257256184243" calcext:value-type="float">
            <text:p>0.51257256184243</text:p>
          </table:table-cell>
          <table:table-cell office:value-type="float" office:value="0.512796686970785" calcext:value-type="float">
            <text:p>0.512796686970785</text:p>
          </table:table-cell>
          <table:table-cell office:value-type="float" office:value="0.105586301031831" calcext:value-type="float">
            <text:p>0.105586301031831</text:p>
          </table:table-cell>
          <table:table-cell office:value-type="float" office:value="0.105598401432932" calcext:value-type="float">
            <text:p>0.105598401432932</text:p>
          </table:table-cell>
          <table:table-cell office:value-type="float" office:value="-74.4984214308681" calcext:value-type="float">
            <text:p>-74.4984214308681</text:p>
          </table:table-cell>
          <table:table-cell office:value-type="float" office:value="74.4984214308681" calcext:value-type="float">
            <text:p>74.4984214308681</text:p>
          </table:table-cell>
          <table:table-cell office:value-type="float" office:value="1546.57374562891" calcext:value-type="float">
            <text:p>1546.57374562891</text:p>
          </table:table-cell>
          <table:table-cell office:value-type="float" office:value="1706.8417877675" calcext:value-type="float">
            <text:p>1706.8417877675</text:p>
          </table:table-cell>
          <table:table-cell office:value-type="float" office:value="1666.77477723285" calcext:value-type="float">
            <text:p>1666.77477723285</text:p>
          </table:table-cell>
        </table:table-row>
        <table:table-row table:style-name="ro1">
          <table:table-cell office:value-type="string" calcext:value-type="string">
            <text:p>LoreDek</text:p>
          </table:table-cell>
          <table:table-cell office:value-type="float" office:value="-7.88" calcext:value-type="float">
            <text:p>-7.88</text:p>
          </table:table-cell>
          <table:table-cell office:value-type="float" office:value="7.88" calcext:value-type="float">
            <text:p>7.88</text:p>
          </table:table-cell>
          <table:table-cell office:value-type="float" office:value="1601.78891089109" calcext:value-type="float">
            <text:p>1601.78891089109</text:p>
          </table:table-cell>
          <table:table-cell office:value-type="float" office:value="1617.54891089109" calcext:value-type="float">
            <text:p>1617.54891089109</text:p>
          </table:table-cell>
          <table:table-cell office:value-type="float" office:value="0.512208119336168" calcext:value-type="float">
            <text:p>0.512208119336168</text:p>
          </table:table-cell>
          <table:table-cell office:value-type="float" office:value="0.512504399366019" calcext:value-type="float">
            <text:p>0.512504399366019</text:p>
          </table:table-cell>
          <table:table-cell office:value-type="float" office:value="0.136075343683972" calcext:value-type="float">
            <text:p>0.136075343683972</text:p>
          </table:table-cell>
          <table:table-cell office:value-type="float" office:value="0.136179105395334" calcext:value-type="float">
            <text:p>0.136179105395334</text:p>
          </table:table-cell>
          <table:table-cell office:value-type="float" office:value="-97.0767054646213" calcext:value-type="float">
            <text:p>-97.0767054646213</text:p>
          </table:table-cell>
          <table:table-cell office:value-type="float" office:value="97.0767054646213" calcext:value-type="float">
            <text:p>97.0767054646213</text:p>
          </table:table-cell>
          <table:table-cell office:value-type="float" office:value="1504.79007860201" calcext:value-type="float">
            <text:p>1504.79007860201</text:p>
          </table:table-cell>
          <table:table-cell office:value-type="float" office:value="1714.62561635571" calcext:value-type="float">
            <text:p>1714.62561635571</text:p>
          </table:table-cell>
          <table:table-cell office:value-type="float" office:value="1662.16673191729" calcext:value-type="float">
            <text:p>1662.16673191729</text:p>
          </table:table-cell>
        </table:table-row>
        <table:table-row table:style-name="ro1">
          <table:table-cell office:value-type="string" calcext:value-type="string">
            <text:p>The Otter One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1539.9902970297" calcext:value-type="float">
            <text:p>1539.9902970297</text:p>
          </table:table-cell>
          <table:table-cell office:value-type="float" office:value="1559.9902970297" calcext:value-type="float">
            <text:p>1559.9902970297</text:p>
          </table:table-cell>
          <table:table-cell office:value-type="float" office:value="0.511179478098217" calcext:value-type="float">
            <text:p>0.511179478098217</text:p>
          </table:table-cell>
          <table:table-cell office:value-type="float" office:value="0.511491004437728" calcext:value-type="float">
            <text:p>0.511491004437728</text:p>
          </table:table-cell>
          <table:table-cell office:value-type="float" office:value="0.142363767430496" calcext:value-type="float">
            <text:p>0.142363767430496</text:p>
          </table:table-cell>
          <table:table-cell office:value-type="float" office:value="0.142441314120838" calcext:value-type="float">
            <text:p>0.142441314120838</text:p>
          </table:table-cell>
          <table:table-cell office:value-type="float" office:value="-101.794451727072" calcext:value-type="float">
            <text:p>-101.794451727072</text:p>
          </table:table-cell>
          <table:table-cell office:value-type="float" office:value="101.794451727072" calcext:value-type="float">
            <text:p>101.794451727072</text:p>
          </table:table-cell>
          <table:table-cell office:value-type="float" office:value="1438.25448691415" calcext:value-type="float">
            <text:p>1438.25448691415</text:p>
          </table:table-cell>
          <table:table-cell office:value-type="float" office:value="1661.78474875678" calcext:value-type="float">
            <text:p>1661.78474875678</text:p>
          </table:table-cell>
          <table:table-cell office:value-type="float" office:value="1605.90218329612" calcext:value-type="float">
            <text:p>1605.90218329612</text:p>
          </table:table-cell>
        </table:table-row>
        <table:table-row table:style-name="ro1">
          <table:table-cell office:value-type="string" calcext:value-type="string">
            <text:p>maxymczech</text:p>
          </table:table-cell>
          <table:table-cell office:value-type="float" office:value="-8.04" calcext:value-type="float">
            <text:p>-8.04</text:p>
          </table:table-cell>
          <table:table-cell office:value-type="float" office:value="8.04" calcext:value-type="float">
            <text:p>8.04</text:p>
          </table:table-cell>
          <table:table-cell office:value-type="float" office:value="1532.10594059406" calcext:value-type="float">
            <text:p>1532.10594059406</text:p>
          </table:table-cell>
          <table:table-cell office:value-type="float" office:value="1548.18594059406" calcext:value-type="float">
            <text:p>1548.18594059406</text:p>
          </table:table-cell>
          <table:table-cell office:value-type="float" office:value="0.51106170206344" calcext:value-type="float">
            <text:p>0.51106170206344</text:p>
          </table:table-cell>
          <table:table-cell office:value-type="float" office:value="0.51130486148134" calcext:value-type="float">
            <text:p>0.51130486148134</text:p>
          </table:table-cell>
          <table:table-cell office:value-type="float" office:value="0.130766920544808" calcext:value-type="float">
            <text:p>0.130766920544808</text:p>
          </table:table-cell>
          <table:table-cell office:value-type="float" office:value="0.130841738827239" calcext:value-type="float">
            <text:p>0.130841738827239</text:p>
          </table:table-cell>
          <table:table-cell office:value-type="float" office:value="-93.0831313820733" calcext:value-type="float">
            <text:p>-93.0831313820733</text:p>
          </table:table-cell>
          <table:table-cell office:value-type="float" office:value="93.0831313820733" calcext:value-type="float">
            <text:p>93.0831313820733</text:p>
          </table:table-cell>
          <table:table-cell office:value-type="float" office:value="1439.07861776636" calcext:value-type="float">
            <text:p>1439.07861776636</text:p>
          </table:table-cell>
          <table:table-cell office:value-type="float" office:value="1641.26907197613" calcext:value-type="float">
            <text:p>1641.26907197613</text:p>
          </table:table-cell>
          <table:table-cell office:value-type="float" office:value="1590.72145842369" calcext:value-type="float">
            <text:p>1590.72145842369</text:p>
          </table:table-cell>
        </table:table-row>
        <table:table-row table:style-name="ro1">
          <table:table-cell office:value-type="string" calcext:value-type="string">
            <text:p>Metalmania</text:p>
          </table:table-cell>
          <table:table-cell office:value-type="float" office:value="-10.36" calcext:value-type="float">
            <text:p>-10.36</text:p>
          </table:table-cell>
          <table:table-cell office:value-type="float" office:value="10.36" calcext:value-type="float">
            <text:p>10.36</text:p>
          </table:table-cell>
          <table:table-cell office:value-type="float" office:value="1497.67188118812" calcext:value-type="float">
            <text:p>1497.67188118812</text:p>
          </table:table-cell>
          <table:table-cell office:value-type="float" office:value="1518.39188118812" calcext:value-type="float">
            <text:p>1518.39188118812</text:p>
          </table:table-cell>
          <table:table-cell office:value-type="float" office:value="0.510577202922855" calcext:value-type="float">
            <text:p>0.510577202922855</text:p>
          </table:table-cell>
          <table:table-cell office:value-type="float" office:value="0.510863150471759" calcext:value-type="float">
            <text:p>0.510863150471759</text:p>
          </table:table-cell>
          <table:table-cell office:value-type="float" office:value="0.150172450951522" calcext:value-type="float">
            <text:p>0.150172450951522</text:p>
          </table:table-cell>
          <table:table-cell office:value-type="float" office:value="0.150282567398926" calcext:value-type="float">
            <text:p>0.150282567398926</text:p>
          </table:table-cell>
          <table:table-cell office:value-type="float" office:value="-107.75393211779" calcext:value-type="float">
            <text:p>-107.75393211779</text:p>
          </table:table-cell>
          <table:table-cell office:value-type="float" office:value="107.75393211779" calcext:value-type="float">
            <text:p>107.75393211779</text:p>
          </table:table-cell>
          <table:table-cell office:value-type="float" office:value="1390.00205865878" calcext:value-type="float">
            <text:p>1390.00205865878</text:p>
          </table:table-cell>
          <table:table-cell office:value-type="float" office:value="1626.14581330591" calcext:value-type="float">
            <text:p>1626.14581330591</text:p>
          </table:table-cell>
          <table:table-cell office:value-type="float" office:value="1567.10987464413" calcext:value-type="float">
            <text:p>1567.10987464413</text:p>
          </table:table-cell>
        </table:table-row>
        <table:table-row table:style-name="ro1">
          <table:table-cell office:value-type="string" calcext:value-type="string">
            <text:p>Pl0tterGhost</text:p>
          </table:table-cell>
          <table:table-cell office:value-type="float" office:value="-5.88" calcext:value-type="float">
            <text:p>-5.88</text:p>
          </table:table-cell>
          <table:table-cell office:value-type="float" office:value="5.88" calcext:value-type="float">
            <text:p>5.88</text:p>
          </table:table-cell>
          <table:table-cell office:value-type="float" office:value="1476.22712871287" calcext:value-type="float">
            <text:p>1476.22712871287</text:p>
          </table:table-cell>
          <table:table-cell office:value-type="float" office:value="1487.98712871287" calcext:value-type="float">
            <text:p>1487.98712871287</text:p>
          </table:table-cell>
          <table:table-cell office:value-type="float" office:value="0.510297101882811" calcext:value-type="float">
            <text:p>0.510297101882811</text:p>
          </table:table-cell>
          <table:table-cell office:value-type="float" office:value="0.510448842032979" calcext:value-type="float">
            <text:p>0.510448842032979</text:p>
          </table:table-cell>
          <table:table-cell office:value-type="float" office:value="0.172114190675674" calcext:value-type="float">
            <text:p>0.172114190675674</text:p>
          </table:table-cell>
          <table:table-cell office:value-type="float" office:value="0.172122383048808" calcext:value-type="float">
            <text:p>0.172122383048808</text:p>
          </table:table-cell>
          <table:table-cell office:value-type="float" office:value="-124.694635442789" calcext:value-type="float">
            <text:p>-124.694635442789</text:p>
          </table:table-cell>
          <table:table-cell office:value-type="float" office:value="124.694635442789" calcext:value-type="float">
            <text:p>124.694635442789</text:p>
          </table:table-cell>
          <table:table-cell office:value-type="float" office:value="1351.53895116717" calcext:value-type="float">
            <text:p>1351.53895116717</text:p>
          </table:table-cell>
          <table:table-cell office:value-type="float" office:value="1612.68176415566" calcext:value-type="float">
            <text:p>1612.68176415566</text:p>
          </table:table-cell>
          <table:table-cell office:value-type="float" office:value="1547.39606090854" calcext:value-type="float">
            <text:p>1547.39606090854</text:p>
          </table:table-cell>
        </table:table-row>
        <table:table-row table:style-name="ro1">
          <table:table-cell office:value-type="string" calcext:value-type="string">
            <text:p>Flying Mouse</text:p>
          </table:table-cell>
          <table:table-cell office:value-type="float" office:value="-8.68" calcext:value-type="float">
            <text:p>-8.68</text:p>
          </table:table-cell>
          <table:table-cell office:value-type="float" office:value="8.68" calcext:value-type="float">
            <text:p>8.68</text:p>
          </table:table-cell>
          <table:table-cell office:value-type="float" office:value="1454.49940594059" calcext:value-type="float">
            <text:p>1454.49940594059</text:p>
          </table:table-cell>
          <table:table-cell office:value-type="float" office:value="1471.85940594059" calcext:value-type="float">
            <text:p>1471.85940594059</text:p>
          </table:table-cell>
          <table:table-cell office:value-type="float" office:value="0.510027445526177" calcext:value-type="float">
            <text:p>0.510027445526177</text:p>
          </table:table-cell>
          <table:table-cell office:value-type="float" office:value="0.510241827473289" calcext:value-type="float">
            <text:p>0.510241827473289</text:p>
          </table:table-cell>
          <table:table-cell office:value-type="float" office:value="0.173930233594126" calcext:value-type="float">
            <text:p>0.173930233594126</text:p>
          </table:table-cell>
          <table:table-cell office:value-type="float" office:value="0.173968541691698" calcext:value-type="float">
            <text:p>0.173968541691698</text:p>
          </table:table-cell>
          <table:table-cell office:value-type="float" office:value="-126.152047695495" calcext:value-type="float">
            <text:p>-126.152047695495</text:p>
          </table:table-cell>
          <table:table-cell office:value-type="float" office:value="126.152047695495" calcext:value-type="float">
            <text:p>126.152047695495</text:p>
          </table:table-cell>
          <table:table-cell office:value-type="float" office:value="1328.3776428969" calcext:value-type="float">
            <text:p>1328.3776428969</text:p>
          </table:table-cell>
          <table:table-cell office:value-type="float" office:value="1598.01145363609" calcext:value-type="float">
            <text:p>1598.01145363609</text:p>
          </table:table-cell>
          <table:table-cell office:value-type="float" office:value="1530.60300095129" calcext:value-type="float">
            <text:p>1530.60300095129</text:p>
          </table:table-cell>
        </table:table-row>
        <table:table-row table:style-name="ro1">
          <table:table-cell office:value-type="string" calcext:value-type="string">
            <text:p>Lion</text:p>
          </table:table-cell>
          <table:table-cell office:value-type="float" office:value="-11.4" calcext:value-type="float">
            <text:p>-11.4</text:p>
          </table:table-cell>
          <table:table-cell office:value-type="float" office:value="11.4" calcext:value-type="float">
            <text:p>11.4</text:p>
          </table:table-cell>
          <table:table-cell office:value-type="float" office:value="1355.79089108911" calcext:value-type="float">
            <text:p>1355.79089108911</text:p>
          </table:table-cell>
          <table:table-cell office:value-type="float" office:value="1378.59089108911" calcext:value-type="float">
            <text:p>1378.59089108911</text:p>
          </table:table-cell>
          <table:table-cell office:value-type="float" office:value="0.508916865541149" calcext:value-type="float">
            <text:p>0.508916865541149</text:p>
          </table:table-cell>
          <table:table-cell office:value-type="float" office:value="0.509163213586447" calcext:value-type="float">
            <text:p>0.509163213586447</text:p>
          </table:table-cell>
          <table:table-cell office:value-type="float" office:value="0.166875548525807" calcext:value-type="float">
            <text:p>0.166875548525807</text:p>
          </table:table-cell>
          <table:table-cell office:value-type="float" office:value="0.166938518523053" calcext:value-type="float">
            <text:p>0.166938518523053</text:p>
          </table:table-cell>
          <table:table-cell office:value-type="float" office:value="-120.624556400371" calcext:value-type="float">
            <text:p>-120.624556400371</text:p>
          </table:table-cell>
          <table:table-cell office:value-type="float" office:value="120.624556400371" calcext:value-type="float">
            <text:p>120.624556400371</text:p>
          </table:table-cell>
          <table:table-cell office:value-type="float" office:value="1235.21557799653" calcext:value-type="float">
            <text:p>1235.21557799653</text:p>
          </table:table-cell>
          <table:table-cell office:value-type="float" office:value="1499.21544748948" calcext:value-type="float">
            <text:p>1499.21544748948</text:p>
          </table:table-cell>
          <table:table-cell office:value-type="float" office:value="1433.21548011624" calcext:value-type="float">
            <text:p>1433.21548011624</text:p>
          </table:table-cell>
        </table:table-row>
        <table:table-row table:style-name="ro1">
          <table:table-cell office:value-type="string" calcext:value-type="string">
            <text:p>Chipmunk</text:p>
          </table:table-cell>
          <table:table-cell office:value-type="float" office:value="-7.96" calcext:value-type="float">
            <text:p>-7.96</text:p>
          </table:table-cell>
          <table:table-cell office:value-type="float" office:value="7.96" calcext:value-type="float">
            <text:p>7.96</text:p>
          </table:table-cell>
          <table:table-cell office:value-type="float" office:value="1308.07326732673" calcext:value-type="float">
            <text:p>1308.07326732673</text:p>
          </table:table-cell>
          <table:table-cell office:value-type="float" office:value="1323.99326732673" calcext:value-type="float">
            <text:p>1323.99326732673</text:p>
          </table:table-cell>
          <table:table-cell office:value-type="float" office:value="0.508402162063173" calcext:value-type="float">
            <text:p>0.508402162063173</text:p>
          </table:table-cell>
          <table:table-cell office:value-type="float" office:value="0.508574811879865" calcext:value-type="float">
            <text:p>0.508574811879865</text:p>
          </table:table-cell>
          <table:table-cell office:value-type="float" office:value="0.119228564828537" calcext:value-type="float">
            <text:p>0.119228564828537</text:p>
          </table:table-cell>
          <table:table-cell office:value-type="float" office:value="0.119285812307173" calcext:value-type="float">
            <text:p>0.119285812307173</text:p>
          </table:table-cell>
          <table:table-cell office:value-type="float" office:value="-84.5168276028093" calcext:value-type="float">
            <text:p>-84.5168276028093</text:p>
          </table:table-cell>
          <table:table-cell office:value-type="float" office:value="84.5168276028093" calcext:value-type="float">
            <text:p>84.5168276028093</text:p>
          </table:table-cell>
          <table:table-cell office:value-type="float" office:value="1223.59861888113" calcext:value-type="float">
            <text:p>1223.59861888113</text:p>
          </table:table-cell>
          <table:table-cell office:value-type="float" office:value="1408.51009492954" calcext:value-type="float">
            <text:p>1408.51009492954</text:p>
          </table:table-cell>
          <table:table-cell office:value-type="float" office:value="1362.28222591744" calcext:value-type="float">
            <text:p>1362.28222591744</text:p>
          </table:table-cell>
        </table:table-row>
        <table:table-row table:style-name="ro1">
          <table:table-cell office:value-type="string" calcext:value-type="string">
            <text:p>BenderAndChill</text:p>
          </table:table-cell>
          <table:table-cell office:value-type="float" office:value="-9.48" calcext:value-type="float">
            <text:p>-9.48</text:p>
          </table:table-cell>
          <table:table-cell office:value-type="float" office:value="9.48" calcext:value-type="float">
            <text:p>9.48</text:p>
          </table:table-cell>
          <table:table-cell office:value-type="float" office:value="1292.70712871287" calcext:value-type="float">
            <text:p>1292.70712871287</text:p>
          </table:table-cell>
          <table:table-cell office:value-type="float" office:value="1311.66712871287" calcext:value-type="float">
            <text:p>1311.66712871287</text:p>
          </table:table-cell>
          <table:table-cell office:value-type="float" office:value="0.508233471747723" calcext:value-type="float">
            <text:p>0.508233471747723</text:p>
          </table:table-cell>
          <table:table-cell office:value-type="float" office:value="0.508441293289391" calcext:value-type="float">
            <text:p>0.508441293289391</text:p>
          </table:table-cell>
          <table:table-cell office:value-type="float" office:value="0.148860284319595" calcext:value-type="float">
            <text:p>0.148860284319595</text:p>
          </table:table-cell>
          <table:table-cell office:value-type="float" office:value="0.148876568472884" calcext:value-type="float">
            <text:p>0.148876568472884</text:p>
          </table:table-cell>
          <table:table-cell office:value-type="float" office:value="-106.680911782206" calcext:value-type="float">
            <text:p>-106.680911782206</text:p>
          </table:table-cell>
          <table:table-cell office:value-type="float" office:value="106.680911782206" calcext:value-type="float">
            <text:p>106.680911782206</text:p>
          </table:table-cell>
          <table:table-cell office:value-type="float" office:value="1186.03863296657" calcext:value-type="float">
            <text:p>1186.03863296657</text:p>
          </table:table-cell>
          <table:table-cell office:value-type="float" office:value="1418.34804049508" calcext:value-type="float">
            <text:p>1418.34804049508</text:p>
          </table:table-cell>
          <table:table-cell office:value-type="float" office:value="1360.27068861295" calcext:value-type="float">
            <text:p>1360.27068861295</text:p>
          </table:table-cell>
        </table:table-row>
        <table:table-row table:style-name="ro1">
          <table:table-cell office:value-type="string" calcext:value-type="string">
            <text:p>Nope1585</text:p>
          </table:table-cell>
          <table:table-cell office:value-type="float" office:value="-13.24" calcext:value-type="float">
            <text:p>-13.24</text:p>
          </table:table-cell>
          <table:table-cell office:value-type="float" office:value="13.24" calcext:value-type="float">
            <text:p>13.24</text:p>
          </table:table-cell>
          <table:table-cell office:value-type="float" office:value="1289.71267326733" calcext:value-type="float">
            <text:p>1289.71267326733</text:p>
          </table:table-cell>
          <table:table-cell office:value-type="float" office:value="1316.19267326733" calcext:value-type="float">
            <text:p>1316.19267326733</text:p>
          </table:table-cell>
          <table:table-cell office:value-type="float" office:value="0.508200291994393" calcext:value-type="float">
            <text:p>0.508200291994393</text:p>
          </table:table-cell>
          <table:table-cell office:value-type="float" office:value="0.508490428289991" calcext:value-type="float">
            <text:p>0.508490428289991</text:p>
          </table:table-cell>
          <table:table-cell office:value-type="float" office:value="0.123005733862773" calcext:value-type="float">
            <text:p>0.123005733862773</text:p>
          </table:table-cell>
          <table:table-cell office:value-type="float" office:value="0.123063677948564" calcext:value-type="float">
            <text:p>0.123063677948564</text:p>
          </table:table-cell>
          <table:table-cell office:value-type="float" office:value="-87.3057783154311" calcext:value-type="float">
            <text:p>-87.3057783154311</text:p>
          </table:table-cell>
          <table:table-cell office:value-type="float" office:value="87.3057783154311" calcext:value-type="float">
            <text:p>87.3057783154311</text:p>
          </table:table-cell>
          <table:table-cell office:value-type="float" office:value="1202.4068949519" calcext:value-type="float">
            <text:p>1202.4068949519</text:p>
          </table:table-cell>
          <table:table-cell office:value-type="float" office:value="1403.45559280212" calcext:value-type="float">
            <text:p>1403.45559280212</text:p>
          </table:table-cell>
          <table:table-cell office:value-type="float" office:value="1353.19341833956" calcext:value-type="float">
            <text:p>1353.19341833956</text:p>
          </table:table-cell>
        </table:table-row>
        <table:table-row table:style-name="ro1">
          <table:table-cell office:value-type="string" calcext:value-type="string">
            <text:p>PlushWerewolf</text:p>
          </table:table-cell>
          <table:table-cell office:value-type="float" office:value="-8.52" calcext:value-type="float">
            <text:p>-8.52</text:p>
          </table:table-cell>
          <table:table-cell office:value-type="float" office:value="8.52" calcext:value-type="float">
            <text:p>8.52</text:p>
          </table:table-cell>
          <table:table-cell office:value-type="float" office:value="1136.9097029703" calcext:value-type="float">
            <text:p>1136.9097029703</text:p>
          </table:table-cell>
          <table:table-cell office:value-type="float" office:value="1153.9497029703" calcext:value-type="float">
            <text:p>1153.9497029703</text:p>
          </table:table-cell>
          <table:table-cell office:value-type="float" office:value="0.50621805956678" calcext:value-type="float">
            <text:p>0.50621805956678</text:p>
          </table:table-cell>
          <table:table-cell office:value-type="float" office:value="0.506479527901545" calcext:value-type="float">
            <text:p>0.506479527901545</text:p>
          </table:table-cell>
          <table:table-cell office:value-type="float" office:value="0.199712464740393" calcext:value-type="float">
            <text:p>0.199712464740393</text:p>
          </table:table-cell>
          <table:table-cell office:value-type="float" office:value="0.199848758076862" calcext:value-type="float">
            <text:p>0.199848758076862</text:p>
          </table:table-cell>
          <table:table-cell office:value-type="float" office:value="-147.065620640122" calcext:value-type="float">
            <text:p>-147.065620640122</text:p>
          </table:table-cell>
          <table:table-cell office:value-type="float" office:value="147.065620640122" calcext:value-type="float">
            <text:p>147.065620640122</text:p>
          </table:table-cell>
          <table:table-cell office:value-type="float" office:value="989.95678087018" calcext:value-type="float">
            <text:p>989.95678087018</text:p>
          </table:table-cell>
          <table:table-cell office:value-type="float" office:value="1301.01532361042" calcext:value-type="float">
            <text:p>1301.01532361042</text:p>
          </table:table-cell>
          <table:table-cell office:value-type="float" office:value="1223.25068792536" calcext:value-type="float">
            <text:p>1223.25068792536</text:p>
          </table:table-cell>
        </table:table-row>
        <table:table-row table:style-name="ro1">
          <table:table-cell office:value-type="string" calcext:value-type="string">
            <text:p>jasouki</text:p>
          </table:table-cell>
          <table:table-cell office:value-type="float" office:value="-8.16" calcext:value-type="float">
            <text:p>-8.16</text:p>
          </table:table-cell>
          <table:table-cell office:value-type="float" office:value="8.16" calcext:value-type="float">
            <text:p>8.16</text:p>
          </table:table-cell>
          <table:table-cell office:value-type="float" office:value="1101.57108910891" calcext:value-type="float">
            <text:p>1101.57108910891</text:p>
          </table:table-cell>
          <table:table-cell office:value-type="float" office:value="1117.89108910891" calcext:value-type="float">
            <text:p>1117.89108910891</text:p>
          </table:table-cell>
          <table:table-cell office:value-type="float" office:value="0.505630103389978" calcext:value-type="float">
            <text:p>0.505630103389978</text:p>
          </table:table-cell>
          <table:table-cell office:value-type="float" office:value="0.505909726009416" calcext:value-type="float">
            <text:p>0.505909726009416</text:p>
          </table:table-cell>
          <table:table-cell office:value-type="float" office:value="0.11948598356937" calcext:value-type="float">
            <text:p>0.11948598356937</text:p>
          </table:table-cell>
          <table:table-cell office:value-type="float" office:value="0.11952018490266" calcext:value-type="float">
            <text:p>0.11952018490266</text:p>
          </table:table-cell>
          <table:table-cell office:value-type="float" office:value="-84.6895356114992" calcext:value-type="float">
            <text:p>-84.6895356114992</text:p>
          </table:table-cell>
          <table:table-cell office:value-type="float" office:value="84.6895356114992" calcext:value-type="float">
            <text:p>84.6895356114992</text:p>
          </table:table-cell>
          <table:table-cell office:value-type="float" office:value="1016.90675884703" calcext:value-type="float">
            <text:p>1016.90675884703</text:p>
          </table:table-cell>
          <table:table-cell office:value-type="float" office:value="1202.58062472041" calcext:value-type="float">
            <text:p>1202.58062472041</text:p>
          </table:table-cell>
          <table:table-cell office:value-type="float" office:value="1156.16215825207" calcext:value-type="float">
            <text:p>1156.16215825207</text:p>
          </table:table-cell>
        </table:table-row>
        <table:table-row table:style-name="ro1">
          <table:table-cell office:value-type="string" calcext:value-type="string">
            <text:p>cerasito</text:p>
          </table:table-cell>
          <table:table-cell office:value-type="float" office:value="-22.7619047619048" calcext:value-type="float">
            <text:p>-22.7619047619048</text:p>
          </table:table-cell>
          <table:table-cell office:value-type="float" office:value="22.7619047619048" calcext:value-type="float">
            <text:p>22.7619047619048</text:p>
          </table:table-cell>
          <table:table-cell office:value-type="float" office:value="1051.51932773109" calcext:value-type="float">
            <text:p>1051.51932773109</text:p>
          </table:table-cell>
          <table:table-cell office:value-type="float" office:value="1097.0431372549" calcext:value-type="float">
            <text:p>1097.0431372549</text:p>
          </table:table-cell>
          <table:table-cell office:value-type="float" office:value="0.50467501052287" calcext:value-type="float">
            <text:p>0.50467501052287</text:p>
          </table:table-cell>
          <table:table-cell office:value-type="float" office:value="0.505549916511104" calcext:value-type="float">
            <text:p>0.505549916511104</text:p>
          </table:table-cell>
          <table:table-cell office:value-type="float" office:value="0.165566552179503" calcext:value-type="float">
            <text:p>0.165566552179503</text:p>
          </table:table-cell>
          <table:table-cell office:value-type="float" office:value="0.16589011390287" calcext:value-type="float">
            <text:p>0.16589011390287</text:p>
          </table:table-cell>
          <table:table-cell office:value-type="float" office:value="-119.80529635619" calcext:value-type="float">
            <text:p>-119.80529635619</text:p>
          </table:table-cell>
          <table:table-cell office:value-type="float" office:value="119.805296356191" calcext:value-type="float">
            <text:p>119.805296356191</text:p>
          </table:table-cell>
          <table:table-cell office:value-type="float" office:value="931.714031374902" calcext:value-type="float">
            <text:p>931.714031374902</text:p>
          </table:table-cell>
          <table:table-cell office:value-type="float" office:value="1216.59585017898" calcext:value-type="float">
            <text:p>1216.59585017898</text:p>
          </table:table-cell>
          <table:table-cell office:value-type="float" office:value="1145.37539547796" calcext:value-type="float">
            <text:p>1145.37539547796</text:p>
          </table:table-cell>
        </table:table-row>
        <table:table-row table:style-name="ro1">
          <table:table-cell office:value-type="string" calcext:value-type="string">
            <text:p>KorDimon</text:p>
          </table:table-cell>
          <table:table-cell office:value-type="float" office:value="-5.96" calcext:value-type="float">
            <text:p>-5.96</text:p>
          </table:table-cell>
          <table:table-cell office:value-type="float" office:value="5.96" calcext:value-type="float">
            <text:p>5.96</text:p>
          </table:table-cell>
          <table:table-cell office:value-type="float" office:value="1053.88217821782" calcext:value-type="float">
            <text:p>1053.88217821782</text:p>
          </table:table-cell>
          <table:table-cell office:value-type="float" office:value="1065.80217821782" calcext:value-type="float">
            <text:p>1065.80217821782</text:p>
          </table:table-cell>
          <table:table-cell office:value-type="float" office:value="0.504723683361594" calcext:value-type="float">
            <text:p>0.504723683361594</text:p>
          </table:table-cell>
          <table:table-cell office:value-type="float" office:value="0.504963575984817" calcext:value-type="float">
            <text:p>0.504963575984817</text:p>
          </table:table-cell>
          <table:table-cell office:value-type="float" office:value="0.130406657798022" calcext:value-type="float">
            <text:p>0.130406657798022</text:p>
          </table:table-cell>
          <table:table-cell office:value-type="float" office:value="0.13048322171217" calcext:value-type="float">
            <text:p>0.13048322171217</text:p>
          </table:table-cell>
          <table:table-cell office:value-type="float" office:value="-92.815748377781" calcext:value-type="float">
            <text:p>-92.815748377781</text:p>
          </table:table-cell>
          <table:table-cell office:value-type="float" office:value="92.815748377781" calcext:value-type="float">
            <text:p>92.815748377781</text:p>
          </table:table-cell>
          <table:table-cell office:value-type="float" office:value="961.123517483348" calcext:value-type="float">
            <text:p>961.123517483348</text:p>
          </table:table-cell>
          <table:table-cell office:value-type="float" office:value="1158.6179265956" calcext:value-type="float">
            <text:p>1158.6179265956</text:p>
          </table:table-cell>
          <table:table-cell office:value-type="float" office:value="1109.24432431754" calcext:value-type="float">
            <text:p>1109.24432431754</text:p>
          </table:table-cell>
        </table:table-row>
        <table:table-row table:style-name="ro1">
          <table:table-cell office:value-type="string" calcext:value-type="string">
            <text:p>Sense</text:p>
          </table:table-cell>
          <table:table-cell office:value-type="float" office:value="-13.6" calcext:value-type="float">
            <text:p>-13.6</text:p>
          </table:table-cell>
          <table:table-cell office:value-type="float" office:value="13.6" calcext:value-type="float">
            <text:p>13.6</text:p>
          </table:table-cell>
          <table:table-cell office:value-type="float" office:value="883.685940594059" calcext:value-type="float">
            <text:p>883.685940594059</text:p>
          </table:table-cell>
          <table:table-cell office:value-type="float" office:value="910.885940594059" calcext:value-type="float">
            <text:p>910.885940594059</text:p>
          </table:table-cell>
          <table:table-cell office:value-type="float" office:value="0.500070151526508" calcext:value-type="float">
            <text:p>0.500070151526508</text:p>
          </table:table-cell>
          <table:table-cell office:value-type="float" office:value="0.500991121933341" calcext:value-type="float">
            <text:p>0.500991121933341</text:p>
          </table:table-cell>
          <table:table-cell office:value-type="float" office:value="0.123720280557968" calcext:value-type="float">
            <text:p>0.123720280557968</text:p>
          </table:table-cell>
          <table:table-cell office:value-type="float" office:value="0.123775723592493" calcext:value-type="float">
            <text:p>0.123775723592493</text:p>
          </table:table-cell>
          <table:table-cell office:value-type="float" office:value="-87.8326612308014" calcext:value-type="float">
            <text:p>-87.8326612308014</text:p>
          </table:table-cell>
          <table:table-cell office:value-type="float" office:value="87.8326612308014" calcext:value-type="float">
            <text:p>87.8326612308014</text:p>
          </table:table-cell>
          <table:table-cell office:value-type="float" office:value="795.853279363258" calcext:value-type="float">
            <text:p>795.853279363258</text:p>
          </table:table-cell>
          <table:table-cell office:value-type="float" office:value="998.677562206534" calcext:value-type="float">
            <text:p>998.677562206534</text:p>
          </table:table-cell>
          <table:table-cell office:value-type="float" office:value="947.971491495715" calcext:value-type="float">
            <text:p>947.9714914957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6-24T10:35:31.490700300</dc:date>
    <meta:editing-duration>P0D</meta:editing-duration>
    <meta:editing-cycles>1</meta:editing-cycles>
    <meta:document-statistic meta:table-count="1" meta:cell-count="497" meta:object-count="0"/>
    <meta:generator>LibreOffice/25.2.1.2$Windows_X86_64 LibreOffice_project/d3abf4aee5fd705e4a92bba33a32f40bc4e56f49</meta:generator>
  </office:meta>
</office:document-meta>
</file>